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hhhh...
This is heaven〜... ♪</text:p>
          </table:table-cell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little hot, but
that's exactly what
makes it work wonders〜...</text:p>
          </table:table-cell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is is what I call
a hot spring〜... ☆</text:p>
          </table:table-cell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aahh〜... ////</text:p>
          </table:table-cell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alone makes coming
to this world all worth
it—!</text:p>
          </table:table-cell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pretty sure we
intended to go on a
school trip, though.</text:p>
          </table:table-cell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just fine with this,
if ya ask me!</text:p>
          </table:table-cell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 office:value-type="string">
            <text:p>By the way, Hime-chan...</text:p>
          </table:table-cell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 office:value-type="string">
            <text:p>There's somethin' I've
been meanin' to say
for a while...</text:p>
          </table:table-cell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?</text:p>
          </table:table-cell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pared to back in
middle school, they've
gotten waaay bigger〜!!</text:p>
          </table:table-cell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 office:value-type="string">
            <text:p>Eii!!</text:p>
          </table:table-cell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h!!</text:p>
          </table:table-cell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aahhh!! They're
soooo soooooft〜!!</text:p>
          </table:table-cell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 office:value-type="string">
            <text:p>How 'bout some-a this?!
Feels good, huh?!</text:p>
          </table:table-cell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, s-stop!! It
tiiickleees!!
Fuhiiiihh! /////</text:p>
          </table:table-cell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xtbook
sexual harassment...</text:p>
          </table:table-cell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♪ You guys sure
are close〜!</text:p>
          </table:table-cell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 office:value-type="string">
            <text:p>Wait, did you guys go
to the same middle
school?</text:p>
          </table:table-cell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up. Did I never tell
ya?</text:p>
          </table:table-cell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 office:value-type="string">
            <text:p>Me and Hime-chan have
always been best
friends〜! ☆</text:p>
          </table:table-cell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 office:value-type="string">
            <text:p>This might sound rude,
but I never would have
imagined that.</text:p>
          </table:table-cell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 office:value-type="string">
            <text:p>You two are almost like
polar opposites of each
other, so I never
thought you'd click.</text:p>
          </table:table-cell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pretty much true.</text:p>
          </table:table-cell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 office:value-type="string">
            <text:p>But we became best
buddies after a certain
incident, ya see〜!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is it?
Tell me!</text:p>
          </table:table-cell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ack when were freshmen
in middle school...</text:p>
          </table:table-cell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 office:value-type="string">
            <text:p>There was a time where
Hime-chan was falsely
accused of havin' an
‘accident’...</text:p>
          </table:table-cell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 office:value-type="string">
            <text:p>Common111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h...</text:p>
          </table:table-cell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 office:value-type="string">
            <text:p>I was gonna start a
flashback, but I can't
really remember, so
whatevs.</text:p>
          </table:table-cell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is that all about?!
Now I'm curious!!!</text:p>
          </table:table-cell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Think
Hardeeer!</text:p>
          </table:table-cell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you'll remember if
I hit your head hard
enough?</text:p>
          </table:table-cell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ait up, I'm a
pacifist...!</text:p>
          </table:table-cell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more importantly...</text:p>
          </table:table-cell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 office:value-type="string">
            <text:p>What are YOU doing
here?</text:p>
          </table:table-cell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ohhhh! You've finally
noticed Meeee!</text:p>
          </table:table-cell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 office:value-type="string">
            <text:p>I told the lady that
I was with you guys,
and she let me right
Iiiin!</text:p>
          </table:table-cell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unning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the Ion
Matter you needed?</text:p>
          </table:table-cell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ot one Biiit.</text:p>
          </table:table-cell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 office:value-type="string">
            <text:p>The terrestrials of this
planet don't even have
the concept of the
universe, so...</text:p>
          </table:table-cell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 office:value-type="string">
            <text:p>I can't get anywhere
with Theeem.</text:p>
          </table:table-cell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that's what
you'd expect from people
in a world like this.</text:p>
          </table:table-cell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lien-chan!</text:p>
          </table:table-cell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 office:value-type="string">
            <text:p>Didja forget to take
off that weird thing
on your head?</text:p>
          </table:table-cell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is is my Translation
Deviiiice.</text:p>
          </table:table-cell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 office:value-type="string">
            <text:p>If I took it off, we
wouldn't be able to
Comunicaaate.</text:p>
          </table:table-cell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hhh!! High-tech!!</text:p>
          </table:table-cell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y the way, did you
remember to properly
wash yourself before
getting in?</text:p>
          </table:table-cell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sh myself...?
I don't need to do
something like Thaaat!</text:p>
          </table:table-cell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 office:value-type="string">
            <text:p>My suit has in-built
cleaning apparati that
automatically eliminates
all dirt from my Skiiin!</text:p>
          </table:table-cell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 office:value-type="string">
            <text:p>Therefore, I don't need
to use primitive means
of washing myself to
stay Cleeean!</text:p>
          </table:table-cell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wesome! Where
can I get one of those?!</text:p>
          </table:table-cell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fu! That's right,
worship Meeee!!</text:p>
          </table:table-cell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 office:value-type="string">
            <text:p>(I'm starting to feel
a bit light-headed...)</text:p>
          </table:table-cell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okay?</text:p>
          </table:table-cell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much more super
high-tech gear that you
primitive terrestials
couldn't Compreheeend!</text:p>
          </table:table-cell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 office:value-type="string">
            <text:p>For example... Oh, I
Knooow!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 office:value-type="string">
            <text:p>The amazing auto-pilot
system I have on my
Starshiiip!</text:p>
          </table:table-cell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 office:value-type="string">
            <text:p>Allow me to Explaaain!</text:p>
          </table:table-cell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cept I can't, or
otherwise Papa would
get angry at Meeee!</text:p>
          </table:table-cell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 office:value-type="string">
            <text:p>Sorry, but it's an
industry Secreeet—</text:p>
          </table:table-cell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a good establishment here.</text:p>
          </table:table-cell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 office:value-type="string">
            <text:p>The baths were truly satisfactory. Thank you.</text:p>
          </table:table-cell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all rested up and ready to go—!</text:p>
          </table:table-cell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 office:value-type="string">
            <text:p>Owner
“I'm glad you liked it, dears—!”</text:p>
          </table:table-cell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s were excellent, too!</text:p>
          </table:table-cell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like all of my tiredness has flown away!</text:p>
          </table:table-cell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I feel revitalized.</text:p>
          </table:table-cell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 office:value-type="string">
            <text:p>Owner
“Feel free to come back any time!”</text:p>
          </table:table-cell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 office:value-type="string">
            <text:p>Owner
“You're always welcome!”</text:p>
          </table:table-cell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 office:value-type="string">
            <text:p>Map05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 office:value-type="string">
            <text:p>Let's head back to the castle, now that
we're well-rested and refreshed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We've gotta figure out our next move.</text:p>
          </table:table-cell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